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7.313cm"/>
    </style:style>
    <style:style style:name="Tabla1.B" style:family="table-column">
      <style:table-column-properties style:column-width="1.88cm"/>
    </style:style>
    <style:style style:name="Tabla1.C" style:family="table-column">
      <style:table-column-properties style:column-width="7.807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3">
      <style:paragraph-properties fo:margin-left="0cm" fo:margin-right="0cm" fo:margin-top="0cm" fo:margin-bottom="0.247cm" style:contextual-spacing="false" fo:text-indent="0cm" style:auto-text-indent="false"/>
    </style:style>
    <style:style style:name="P2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Quotations" style:list-style-name="L5">
      <style:paragraph-properties fo:margin-left="1cm" fo:margin-right="1cm" fo:margin-top="0cm" fo:margin-bottom="0.499cm" style:contextual-spacing="false" fo:text-indent="0cm" style:auto-text-indent="false" fo:padding="0cm" fo:border="none"/>
    </style:style>
    <style:style style:name="P4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1" style:family="paragraph" style:parent-style-name="Text_20_body" style:list-style-name="L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2" style:family="paragraph" style:parent-style-name="Text_20_body" style:list-style-name="L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" style:family="paragraph" style:parent-style-name="Text_20_body" style:list-style-name="L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" style:family="paragraph" style:parent-style-name="Text_20_body" style:list-style-name="L8">
      <style:paragraph-properties fo:margin-left="0cm" fo:margin-right="0cm" fo:margin-top="0cm" fo:margin-bottom="0.247cm" style:contextual-spacing="false" fo:text-indent="0cm" style:auto-text-indent="false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🔆 Ejercicio Tinkercad: Control de Brillo con Potenciómetro</text:h>
      <text:p text:style-name="P6">Este ejercicio demuestra cómo el potenciómetro actúa como un divisor de voltaje para variar la corriente que fluye a través de un LED.</text:p>
      <text:h text:style-name="P1" text:outline-level="3">1. 🛠️ Componentes Necesarios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5"><text:span text:style-name="Strong_20_Emphasis">Componente</text:span></text:p>
            </table:table-cell>
            <table:table-cell table:style-name="Tabla1.A1" office:value-type="string">
              <text:p text:style-name="P5"><text:span text:style-name="Strong_20_Emphasis">Cantidad</text:span></text:p>
            </table:table-cell>
            <table:table-cell table:style-name="Tabla1.A1" office:value-type="string">
              <text:p text:style-name="P5"><text:span text:style-name="Strong_20_Emphasis">Función</text:span></text:p>
            </table:table-cell>
          </table:table-row>
        </table:table-header-rows>
        <table:table-row>
          <table:table-cell table:style-name="Tabla1.A1" office:value-type="string">
            <text:p text:style-name="P4">Placa de pruebas (Protoboard)</text:p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Para el montaje.</text:p>
          </table:table-cell>
        </table:table-row>
        <table:table-row>
          <table:table-cell table:style-name="Tabla1.A1" office:value-type="string">
            <text:p text:style-name="P4">Fuente de Alimentación ($5 \text{ V}$ o $9 \text{ V}$)</text:p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Suministro de energía.</text:p>
          </table:table-cell>
        </table:table-row>
        <table:table-row>
          <table:table-cell table:style-name="Tabla1.A1" office:value-type="string">
            <text:p text:style-name="P4">Potenciómetro (Ej. $10 \text{ k}\Omega$)</text:p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La resistencia variable (control manual).</text:p>
          </table:table-cell>
        </table:table-row>
        <table:table-row>
          <table:table-cell table:style-name="Tabla1.A1" office:value-type="string">
            <text:p text:style-name="P4">LED (Cualquier color)</text:p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La carga que vamos a controlar.</text:p>
          </table:table-cell>
        </table:table-row>
        <table:table-row>
          <table:table-cell table:style-name="Tabla1.A1" office:value-type="string">
            <text:p text:style-name="P4">Resistencia ($220 \text{ \Omega}$)</text:p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Resistencia limitadora de corriente de seguridad para el LED.</text:p>
          </table:table-cell>
        </table:table-row>
      </table:table>
      <text:h text:style-name="P1" text:outline-level="3">2. 🔌 Conexiones Paso a Paso (Divisor de Voltaje)</text:h>
      <text:p text:style-name="P6">El potenciómetro tiene tres terminales:</text:p>
      <text:list text:style-name="L4">
        <text:list-item>
          <text:p text:style-name="P10">Terminal 1 (Fijo): Un extremo de la resistencia total.</text:p>
        </text:list-item>
        <text:list-item>
          <text:p text:style-name="P10">Terminal 3 (Fijo): El otro extremo de la resistencia total.</text:p>
        </text:list-item>
        <text:list-item>
          <text:p text:style-name="P10">Terminal 2 (Variable o Limpiaparabrisas): El contacto móvil que ajusta la resistencia.</text:p>
        </text:list-item>
      </text:list>
      <text:h text:style-name="P2" text:outline-level="4">A. Conexión del Potenciómetro</text:h>
      <text:list text:style-name="L5">
        <text:list-item>
          <text:p text:style-name="P11">Alimentación (Terminales Fijos):</text:p>
          <text:list>
            <text:list-item>
              <text:p text:style-name="P11">Conecta el Terminal 1 del potenciómetro al carril positivo ($+\text{V}$) de la fuente.</text:p>
            </text:list-item>
            <text:list-item>
              <text:p text:style-name="P11">Conecta el Terminal 3 del potenciómetro al carril negativo (GND) de la fuente.</text:p>
            </text:list-item>
          </text:list>
          <text:p text:style-name="P3">Resultado: Al hacer esto, el voltaje total de la fuente (ej. $5 \text{ V}$) se aplica a través de los terminales fijos del potenciómetro.</text:p>
        </text:list-item>
        <text:list-item>
          <text:p text:style-name="P11">Salida de Voltaje (Terminal Variable):</text:p>
          <text:list>
            <text:list-item>
              <text:p text:style-name="P11">El Terminal 2 (Variable) será nuestro punto de salida, donde el voltaje variará desde $0 \text{ V}$ (si el potenciómetro está girado completamente hacia GND) hasta $5 \text{ V}$ (si está girado completamente hacia $+\text{V}$).</text:p>
            </text:list-item>
          </text:list>
        </text:list-item>
      </text:list>
      <text:h text:style-name="P2" text:outline-level="4">B. Conexión de la Carga (LED)</text:h>
      <text:list text:style-name="L6">
        <text:list-item>
          <text:p text:style-name="P12">LED a Resistencia: Conecta el Ánodo (pata larga) del LED a la Resistencia de $220 \text{ \Omega}$.</text:p>
        </text:list-item>
        <text:list-item>
          <text:p text:style-name="P12">Tierra del LED: Conecta el Cátodo (pata corta) del LED al carril negativo (GND).</text:p>
        </text:list-item>
        <text:list-item>
          <text:p text:style-name="P12">Alimentación Variable: Conecta el otro extremo de la Resistencia de $220 \text{ \Omega}$ al Terminal 2 (Variable) del potenciómetro.</text:p>
        </text:list-item>
      </text:list>
      <text:h text:style-name="P1" text:outline-level="3"><text:soft-page-break/>3. ▶️ Simulación y Comprobación</text:h>
      <text:list text:style-name="L7">
        <text:list-item>
          <text:p text:style-name="P13">Inicia la Simulación en Tinkercad.</text:p>
        </text:list-item>
        <text:list-item>
          <text:p text:style-name="P13">Gira el Potenciómetro: Haz clic en el potenciómetro y arrastra el deslizador para cambiar su posición.</text:p>
          <text:list>
            <text:list-item>
              <text:p text:style-name="P13">Posición Extrema 1 (Voltaje Alto): Gira el deslizador hacia el Terminal 1 (cercano a $+\text{V}$).</text:p>
              <text:list>
                <text:list-item>
                  <text:p text:style-name="P13">Observación: El Terminal 2 proporciona el voltaje máximo, y el LED brillará con su máxima intensidad.</text:p>
                </text:list-item>
              </text:list>
            </text:list-item>
            <text:list-item>
              <text:p text:style-name="P13">Posición Extrema 2 (Voltaje Bajo): Gira el deslizador hacia el Terminal 3 (cercano a GND).</text:p>
              <text:list>
                <text:list-item>
                  <text:p text:style-name="P13">Observación: El Terminal 2 proporciona casi $0 \text{ V}$, y el LED se apagará o mostrará un brillo mínimo.</text:p>
                </text:list-item>
              </text:list>
            </text:list-item>
            <text:list-item>
              <text:p text:style-name="P13">Posición Intermedia: Coloca el deslizador en algún punto intermedio.</text:p>
              <text:list>
                <text:list-item>
                  <text:p text:style-name="P13">Observación: El brillo del LED variará gradualmente a medida que mueves el deslizador.</text:p>
                </text:list-item>
              </text:list>
            </text:list-item>
          </text:list>
        </text:list-item>
      </text:list>
      <text:h text:style-name="P1" text:outline-level="3">4. 📝 Conclusión</text:h>
      <text:p text:style-name="P6">Con este ejercicio, se comprueba que:</text:p>
      <text:list text:style-name="L8">
        <text:list-item>
          <text:p text:style-name="P14">El potenciómetro actúa como un divisor de voltaje variable al tomar la salida del pin central (Terminal 2).</text:p>
        </text:list-item>
        <text:list-item>
          <text:p text:style-name="P14">Al cambiar la posición del contacto variable, se cambia la resistencia y, por lo tanto, el voltaje de salida.</text:p>
        </text:list-item>
        <text:list-item>
          <text:p text:style-name="P14">Este voltaje de salida controla la corriente que fluye a través de la resistencia y el LED, permitiendo un control analógico (gradual) sobre la intensidad del brillo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0:23:50.965980662</meta:creation-date>
    <dc:date>2025-12-15T11:03:37.680224657</dc:date>
    <meta:editing-duration>PT39M46S</meta:editing-duration>
    <meta:editing-cycles>2</meta:editing-cycles>
    <meta:generator>LibreOffice/24.2.2.2$Linux_X86_64 LibreOffice_project/d56cc158d8a96260b836f100ef4b4ef25d6f1a01</meta:generator>
    <meta:print-date>2025-12-15T10:24:14.671248842</meta:print-date>
    <meta:printed-by>Archivos PDF</meta:printed-by>
    <meta:document-statistic meta:table-count="1" meta:image-count="0" meta:object-count="0" meta:page-count="2" meta:paragraph-count="51" meta:word-count="501" meta:character-count="3032" meta:non-whitespace-character-count="2604"/>
  </office:meta>
</office:document-meta>
</file>